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weGQu5wbOxW2f5NOf08HSqNVuS2Sts13QlPo</text:p>
      <text:p text:style-name="Standard"/>
      <text:p text:style-name="Standard"/>
      <text:p text:style-name="Standard"/>
      <text:p text:style-name="Standard">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</text:p>
      <text:p text:style-name="Standard"/>
      <text:p text:style-name="Standard">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</text:p>
      <text:p text:style-name="Standard"/>
      <text:p text:style-name="Standard"/>
      <text:p text:style-name="Standard"/>
      <text:p text:style-name="Standard">https://github.com/Shadrack011/alx-pre_course.git</text:p>
      <text:p text:style-name="Standard"/>
      <text:p text:style-name="Standard">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</text:p>
      <text:p text:style-name="Standard">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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22:47:17.207733314</meta:creation-date>
    <dc:date>2023-02-03T00:34:57.985730468</dc:date>
    <meta:editing-duration>PT1H37M3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" meta:character-count="249" meta:non-whitespace-character-count="249"/>
  </office:meta>
</office:document-meta>
</file>